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itle">
      <style:paragraph-properties fo:line-height="150%" fo:text-align="start" style:justify-single-word="false"/>
      <style:text-properties fo:font-size="12pt" fo:language="en" fo:country="US" style:font-size-asian="12pt" style:font-size-complex="12pt"/>
    </style:style>
    <style:style style:name="P3" style:family="paragraph" style:parent-style-name="Index_20_Heading">
      <style:paragraph-properties fo:line-height="150%"/>
      <style:text-properties fo:language="en" fo:country="US"/>
    </style:style>
    <style:style style:name="P4" style:family="paragraph" style:parent-style-name="Standard">
      <style:paragraph-properties fo:line-height="150%"/>
      <style:text-properties fo:language="en" fo:country="US"/>
    </style:style>
    <style:style style:name="P5" style:family="paragraph" style:parent-style-name="Text_20_body">
      <style:paragraph-properties fo:line-height="150%"/>
      <style:text-properties fo:language="en" fo:country="US" officeooo:rsid="000a1e3b" officeooo:paragraph-rsid="000a1e3b"/>
    </style:style>
    <style:style style:name="P6" style:family="paragraph" style:parent-style-name="Text_20_body">
      <style:paragraph-properties fo:line-height="150%"/>
      <style:text-properties fo:language="en" fo:country="US" officeooo:rsid="000be484" officeooo:paragraph-rsid="000be484"/>
    </style:style>
    <style:style style:name="P7" style:family="paragraph" style:parent-style-name="Text_20_body">
      <style:paragraph-properties fo:line-height="150%"/>
      <style:text-properties fo:language="en" fo:country="US" officeooo:rsid="001126c1" officeooo:paragraph-rsid="001126c1"/>
    </style:style>
    <style:style style:name="P8" style:family="paragraph" style:parent-style-name="Text_20_body">
      <style:paragraph-properties fo:line-height="150%"/>
      <style:text-properties fo:language="en" fo:country="US" officeooo:rsid="0016acbe" officeooo:paragraph-rsid="0016acbe"/>
    </style:style>
    <style:style style:name="P9" style:family="paragraph" style:parent-style-name="Text_20_body">
      <style:paragraph-properties fo:line-height="150%"/>
    </style:style>
    <style:style style:name="P10" style:family="paragraph" style:parent-style-name="Title">
      <style:paragraph-properties fo:line-height="150%" fo:text-align="start" style:justify-single-word="false"/>
    </style:style>
    <style:style style:name="P11" style:family="paragraph" style:parent-style-name="Text_20_body">
      <style:paragraph-properties fo:line-height="150%"/>
      <style:text-properties officeooo:rsid="000a1e3b" officeooo:paragraph-rsid="000a1e3b"/>
    </style:style>
    <style:style style:name="P12" style:family="paragraph" style:parent-style-name="Text_20_body">
      <style:paragraph-properties fo:line-height="150%"/>
      <style:text-properties officeooo:rsid="000a1e3b" officeooo:paragraph-rsid="001c8291"/>
    </style:style>
    <style:style style:name="P13" style:family="paragraph" style:parent-style-name="Text_20_body">
      <style:paragraph-properties fo:line-height="150%"/>
      <style:text-properties officeooo:rsid="000be484" officeooo:paragraph-rsid="000be484"/>
    </style:style>
    <style:style style:name="P14" style:family="paragraph" style:parent-style-name="Text_20_body">
      <style:paragraph-properties fo:line-height="150%"/>
      <style:text-properties officeooo:rsid="00105e2b" officeooo:paragraph-rsid="00105e2b"/>
    </style:style>
    <style:style style:name="P15" style:family="paragraph" style:parent-style-name="Title">
      <style:paragraph-properties fo:line-height="150%" fo:text-align="justify" style:justify-single-word="false"/>
      <style:text-properties style:font-name="Times New Roman" fo:font-size="12pt" fo:language="en" fo:country="US" fo:font-weight="normal" style:font-size-asian="12pt" style:font-weight-asian="normal" style:font-name-complex="Times New Roman1" style:font-size-complex="12pt"/>
    </style:style>
    <style:style style:name="P16" style:family="paragraph" style:parent-style-name="Title">
      <style:paragraph-properties fo:line-height="150%" fo:text-align="start" style:justify-single-word="false"/>
      <style:text-properties style:font-name="Times New Roman" fo:font-size="12pt" fo:language="en" fo:country="US" fo:font-weight="normal" style:font-size-asian="12pt" style:font-weight-asian="normal" style:font-name-complex="Times New Roman1" style:font-size-complex="12pt"/>
    </style:style>
    <style:style style:name="P17" style:family="paragraph" style:parent-style-name="Title">
      <style:paragraph-properties fo:line-height="150%" fo:text-align="start" style:justify-single-word="false"/>
      <style:text-properties style:font-name="Times New Roman" fo:font-size="12pt" fo:language="en" fo:country="US" fo:font-weight="normal" style:font-size-asian="12pt" style:font-weight-asian="normal" style:font-size-complex="12pt"/>
    </style:style>
    <style:style style:name="P18" style:family="paragraph" style:parent-style-name="Text_20_body">
      <style:paragraph-properties fo:margin-top="0in" fo:margin-bottom="0in" style:contextual-spacing="false" fo:line-height="150%" fo:break-before="page"/>
      <style:text-properties fo:font-size="14pt" fo:language="en" fo:country="US" fo:font-weight="bold" style:font-size-asian="14pt" style:font-weight-asian="bold" style:font-size-complex="14pt" style:font-weight-complex="bold"/>
    </style:style>
    <style:style style:name="P19" style:family="paragraph" style:parent-style-name="Text_20_body">
      <style:paragraph-properties fo:line-height="150%"/>
      <style:text-properties officeooo:rsid="001126c1" officeooo:paragraph-rsid="001126c1"/>
    </style:style>
    <style:style style:name="P20" style:family="paragraph" style:parent-style-name="Text_20_body">
      <style:paragraph-properties fo:line-height="150%"/>
      <style:text-properties officeooo:rsid="0016acbe" officeooo:paragraph-rsid="0016acbe"/>
    </style:style>
    <style:style style:name="P21" style:family="paragraph" style:parent-style-name="Text_20_body">
      <style:paragraph-properties fo:line-height="150%"/>
      <style:text-properties officeooo:rsid="001c8291" officeooo:paragraph-rsid="001c8291"/>
    </style:style>
    <style:style style:name="P22" style:family="paragraph" style:parent-style-name="Text_20_body">
      <style:paragraph-properties fo:line-height="150%"/>
      <style:text-properties officeooo:rsid="001c9f62" officeooo:paragraph-rsid="001c9f62"/>
    </style:style>
    <style:style style:name="P23" style:family="paragraph" style:parent-style-name="Text_20_body">
      <style:paragraph-properties fo:line-height="150%"/>
      <style:text-properties officeooo:rsid="001c9f62" officeooo:paragraph-rsid="001fb90f"/>
    </style:style>
    <style:style style:name="P24" style:family="paragraph" style:parent-style-name="Text_20_body">
      <style:paragraph-properties fo:line-height="150%"/>
      <style:text-properties officeooo:rsid="001cc529" officeooo:paragraph-rsid="001cc529"/>
    </style:style>
    <style:style style:name="P25" style:family="paragraph" style:parent-style-name="Text_20_body">
      <style:paragraph-properties fo:line-height="150%"/>
      <style:text-properties officeooo:rsid="001dd5f8" officeooo:paragraph-rsid="001dd5f8"/>
    </style:style>
    <style:style style:name="P26" style:family="paragraph" style:parent-style-name="Footer">
      <style:paragraph-properties fo:text-align="center" style:justify-single-word="false"/>
      <style:text-properties fo:font-size="10pt" style:font-size-asian="10pt" style:font-size-complex="10pt"/>
    </style:style>
    <style:style style:name="P27" style:family="paragraph" style:parent-style-name="Heading_20_5" style:list-style-name="">
      <style:paragraph-properties fo:margin-left="0in" fo:line-height="150%" fo:text-align="start" style:justify-single-word="false" fo:text-indent="0in" style:auto-text-indent="false"/>
      <style:text-properties fo:font-size="12pt" fo:language="en" fo:country="US" style:font-size-asian="12pt" style:font-size-complex="12pt"/>
    </style:style>
    <style:style style:name="P28" style:family="paragraph" style:parent-style-name="Text_20_body">
      <style:paragraph-properties fo:line-height="150%"/>
      <style:text-properties fo:language="en" fo:country="US" officeooo:rsid="000a1e3b" officeooo:paragraph-rsid="001c8291"/>
    </style:style>
    <style:style style:name="P29" style:family="paragraph" style:parent-style-name="Text_20_body">
      <style:paragraph-properties fo:line-height="150%"/>
      <style:text-properties fo:language="en" fo:country="US" officeooo:rsid="001c9f62" officeooo:paragraph-rsid="001c9f62"/>
    </style:style>
    <style:style style:name="P30" style:family="paragraph" style:parent-style-name="Text_20_body">
      <style:paragraph-properties fo:line-height="150%"/>
      <style:text-properties fo:language="en" fo:country="US" officeooo:rsid="001dd5f8" officeooo:paragraph-rsid="001dd5f8"/>
    </style:style>
    <style:style style:name="P31" style:family="paragraph" style:parent-style-name="Text_20_body">
      <style:paragraph-properties fo:line-height="150%"/>
      <style:text-properties fo:language="en" fo:country="US" officeooo:rsid="001d0968" officeooo:paragraph-rsid="001fb90f"/>
    </style:style>
    <style:style style:name="P32" style:family="paragraph" style:parent-style-name="Text_20_body">
      <style:paragraph-properties fo:line-height="150%"/>
      <style:text-properties officeooo:rsid="001fb90f" officeooo:paragraph-rsid="001fb90f"/>
    </style:style>
    <style:style style:name="P33" style:family="paragraph" style:parent-style-name="Text_20_body">
      <style:paragraph-properties fo:line-height="150%"/>
      <style:text-properties officeooo:rsid="00206224" officeooo:paragraph-rsid="00206224"/>
    </style:style>
    <style:style style:name="P34" style:family="paragraph" style:parent-style-name="Text_20_body">
      <style:paragraph-properties fo:line-height="150%"/>
      <style:text-properties officeooo:rsid="00218e9f" officeooo:paragraph-rsid="00218e9f"/>
    </style:style>
    <style:style style:name="P35" style:family="paragraph" style:parent-style-name="Text_20_body">
      <style:paragraph-properties fo:line-height="150%"/>
      <style:text-properties officeooo:rsid="0022e8cb" officeooo:paragraph-rsid="0022e8cb"/>
    </style:style>
    <style:style style:name="T1" style:family="text">
      <style:text-properties fo:font-size="10pt" style:font-size-asian="10pt" style:font-size-complex="10pt"/>
    </style:style>
    <style:style style:name="T2" style:family="text">
      <style:text-properties style:font-name="Times New Roman" fo:font-size="12pt" fo:language="en" fo:country="US" style:font-size-asian="12pt" style:font-name-complex="Times New Roman1" style:font-size-complex="12pt"/>
    </style:style>
    <style:style style:name="T3" style:family="text">
      <style:text-properties style:font-name="Times New Roman" fo:font-size="12pt" fo:language="en" fo:country="US" officeooo:rsid="0008697d" style:font-size-asian="12pt" style:font-name-complex="Times New Roman1" style:font-size-complex="12pt"/>
    </style:style>
    <style:style style:name="T4" style:family="text">
      <style:text-properties style:font-name="Times New Roman" fo:language="en" fo:country="US" style:font-name-complex="Times New Roman1"/>
    </style:style>
    <style:style style:name="T5" style:family="text">
      <style:text-properties style:font-name="Times New Roman" fo:language="en" fo:country="US" officeooo:rsid="0008697d" style:font-name-complex="Times New Roman1"/>
    </style:style>
    <style:style style:name="T6" style:family="text">
      <style:text-properties fo:language="en" fo:country="US"/>
    </style:style>
    <style:style style:name="T7" style:family="text">
      <style:text-properties fo:language="en" fo:country="US" officeooo:rsid="0008697d"/>
    </style:style>
    <style:style style:name="T8" style:family="text">
      <style:text-properties fo:language="en" fo:country="US" officeooo:rsid="000b914c"/>
    </style:style>
    <style:style style:name="T9" style:family="text">
      <style:text-properties fo:language="en" fo:country="US" officeooo:rsid="000dd088"/>
    </style:style>
    <style:style style:name="T10" style:family="text">
      <style:text-properties fo:language="en" fo:country="US" officeooo:rsid="00105e2b"/>
    </style:style>
    <style:style style:name="T11" style:family="text">
      <style:text-properties fo:language="en" fo:country="US" officeooo:rsid="001126c1"/>
    </style:style>
    <style:style style:name="T12" style:family="text">
      <style:text-properties fo:language="en" fo:country="US" officeooo:rsid="0011fac8"/>
    </style:style>
    <style:style style:name="T13" style:family="text">
      <style:text-properties fo:language="en" fo:country="US" officeooo:rsid="0017b53d"/>
    </style:style>
    <style:style style:name="T14" style:family="text">
      <style:text-properties fo:language="en" fo:country="US" officeooo:rsid="00199003"/>
    </style:style>
    <style:style style:name="T15" style:family="text">
      <style:text-properties fo:language="en" fo:country="US" officeooo:rsid="001b6b6d"/>
    </style:style>
    <style:style style:name="T16" style:family="text">
      <style:text-properties fo:language="en" fo:country="US" officeooo:rsid="001cc529"/>
    </style:style>
    <style:style style:name="T17" style:family="text">
      <style:text-properties fo:language="en" fo:country="US" officeooo:rsid="001d0968"/>
    </style:style>
    <style:style style:name="T18" style:family="text">
      <style:text-properties fo:language="en" fo:country="US" officeooo:rsid="00218e9f"/>
    </style:style>
    <style:style style:name="T19" style:family="text">
      <style:text-properties fo:language="en" fo:country="US" officeooo:rsid="0022e8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Lappeenrannan teknillinen yliopisto</text:p>
      <text:p text:style-name="P15">School of Business and Management</text:p>
      <text:p text:style-name="P15"/>
      <text:p text:style-name="P17"/>
      <text:p text:style-name="P2"/>
      <text:p text:style-name="P2"/>
      <text:p text:style-name="P2"/>
      <text:p text:style-name="P2"/>
      <text:p text:style-name="P15">Sofware Development Skills</text:p>
      <text:p text:style-name="P16"/>
      <text:p text:style-name="P10"><text:span text:style-name="T3">Joona Niemenmaa</text:span><text:span text:style-name="T2">, </text:span><text:span text:style-name="T3">001823383</text:span></text:p>
      <text:p text:style-name="P16"/>
      <text:p text:style-name="P16"/>
      <text:p text:style-name="P10"><text:span text:style-name="T4">LEARNING DIARY, </text:span><text:span text:style-name="T5">MOBILE</text:span><text:span text:style-name="T4"> MODULE</text:span></text:p>
      <text:h text:style-name="P27" text:outline-level="5"/>
      <text:p text:style-name="P4"/>
      <text:p text:style-name="P4"/>
      <text:p text:style-name="P4"/>
      <text:p text:style-name="P4"/>
      <text:p text:style-name="P4"/>
      <text:p text:style-name="P3"/>
      <text:p text:style-name="P3"/>
      <text:p text:style-name="P3"/>
      <text:p text:style-name="P18">LEARNING DIARY</text:p>
      <text:p text:style-name="P9"/>
      <text:p text:style-name="P9"><text:span text:style-name="T7">24.11.2024</text:span><text:span text:style-name="T6"><text:line-break/></text:span></text:p>
      <text:p text:style-name="P28">I started out by reading through </text:p>
      <text:p text:style-name="P12"><text:span text:style-name="T6">the course page and getting an understanding of what </text:span><text:span text:style-name="T8">the course is about.</text:span></text:p>
      <text:p text:style-name="P11"><text:span text:style-name="T6"/></text:p>
      <text:p text:style-name="P5">I’m already familiar with git usage and Android development with Android studio from other university courses and my own experience.</text:p>
      <text:p text:style-name="P11"><text:span text:style-name="T6"/></text:p>
      <text:p text:style-name="P11"><text:span text:style-name="T6">Thus I will be using Android studio as my IDE and GitHub to host my git repository. </text:span><text:span text:style-name="T10">As for my language I will be using Java.</text:span></text:p>
      <text:p text:style-name="P11"><text:span text:style-name="T6"/></text:p>
      <text:p text:style-name="P5">I’ve already decided on the project I want to make which will be a simple mail user agent. Essentially a mail user agent is an application that can receive, read, compose and send electronic mail over the internet.</text:p>
      <text:p text:style-name="P11"><text:span text:style-name="T6"/></text:p>
      <text:p text:style-name="P13"><text:span text:style-name="T6">I’ll later on detail a proper design document to detail what the </text:span><text:span text:style-name="T9">project</text:span><text:span text:style-name="T6"> should be capable of to limit the scope to a reasonable level.</text:span></text:p>
      <text:p text:style-name="P13"><text:span text:style-name="T6"/></text:p>
      <text:p text:style-name="P6">For now I’ll focus on completing all the exercise tasks first.</text:p>
      <text:p text:style-name="P13"><text:span text:style-name="T6"/></text:p>
      <text:p text:style-name="P14"><text:span text:style-name="T6">The first thing to learn was how to set up an Android studio project. The setup process was basically the same as it was in the provided video, although the empty activity template used in the video i</text:span><text:span text:style-name="T11">s nowadays only implemented in Kotlin, so I had to use instead the empty views activity template instead as it provided a Java option as well.</text:span></text:p>
      <text:p text:style-name="P14"><text:span text:style-name="T11"/></text:p>
      <text:p text:style-name="P7">I followed along and learned what an Android studio project is composed of and how the general workflow happens. A lot of this was already familiar to me from an OOP course I had completed in the previous semester. I learned about how the user interface is built and how you can reference UI components in your code to make things happen. I followed along to the video and built the example app.</text:p>
      <text:p text:style-name="P19"><text:soft-page-break/><text:span text:style-name="T6">Lastly something new which I haven’t used before: A debugger. You can add breakpoints to your code in the editor, and afterwards you can begin running your app in debug mode. Once the app reaches your specified breakpoint in code it stops and allows you to move forward step by step and the IDE also gives you insight into the state of your program. This allows you to find where your program is going wrong more easily </text:span><text:span text:style-name="T12">and thus fix the bug.</text:span></text:p>
      <text:p text:style-name="P13"><text:span text:style-name="T6"/></text:p>
      <text:p text:style-name="P6">25.11.2024</text:p>
      <text:p text:style-name="P13"><text:span text:style-name="T6"/></text:p>
      <text:p text:style-name="P8">Started work on the second video today.</text:p>
      <text:p text:style-name="P20"><text:span text:style-name="T6"/></text:p>
      <text:p text:style-name="P8">A recap of what I learned today:</text:p>
      <text:p text:style-name="P20"><text:span text:style-name="T6"/></text:p>
      <text:p text:style-name="P8">Android apps made using Android studio are composed of Activities. An activity has an user interface and some logic attached to it and essentially it’s the unit of what the user will be interacting with.</text:p>
      <text:p text:style-name="P20"><text:span text:style-name="T6"/></text:p>
      <text:p text:style-name="P8">The layout for an Activity is defined in a .xml file and the logic is defined in a class that inherits the Activity class. Code for an activity is called using different methods such as onCreate() or onPause() or onDestroy() which are called when the app enters different states.</text:p>
      <text:p text:style-name="P20"><text:span text:style-name="T6"/></text:p>
      <text:p text:style-name="P20"><text:span text:style-name="T6">An Intent is basically a request for the Android system to do something. The most common use case is to change the current activity to another one. </text:span><text:span text:style-name="T14">Also when using an intent to move from one activity to another you can pass in data to it </text:span><text:span text:style-name="T15">with putExtra()</text:span><text:span text:style-name="T14">.</text:span></text:p>
      <text:p text:style-name="P20"><text:span text:style-name="T6"/></text:p>
      <text:p text:style-name="P20"><text:span text:style-name="T13">An </text:span><text:span text:style-name="T6">IntentService </text:span><text:span text:style-name="T13">is a class whose responsibility is to handle intent requests. It can process them on a separate thread to not freeze the user interface.</text:span></text:p>
      <text:p text:style-name="P20"><text:span text:style-name="T6"/></text:p>
      <text:p text:style-name="P20"><text:span text:style-name="T6">BroadcastReceiver </text:span><text:span text:style-name="T13">receives a broadcast that an intent process is complete.</text:span></text:p>
      <text:p text:style-name="P20"><text:span text:style-name="T13"/></text:p>
      <text:p text:style-name="P20"><text:span text:style-name="T13"/></text:p>
      <text:p text:style-name="P20"><text:span text:style-name="T13"/></text:p>
      <text:p text:style-name="P20"><text:span text:style-name="T13"/></text:p>
      <text:p text:style-name="P21"><text:soft-page-break/><text:span text:style-name="T13">2</text:span><text:span text:style-name="T16">9</text:span><text:span text:style-name="T6">.11.2024</text:span></text:p>
      <text:p text:style-name="P21"><text:span text:style-name="T6"/></text:p>
      <text:p text:style-name="P29">Started work on the third video.</text:p>
      <text:p text:style-name="P22"><text:span text:style-name="T6"/></text:p>
      <text:p text:style-name="P29">It becomes apparent to me that these videos are a tad outdated at this point. </text:p>
      <text:p text:style-name="P22"><text:span text:style-name="T6"/></text:p>
      <text:p text:style-name="P29">The listview component showcased on the video is a legacy component that’s now been replaced by the recyclerview.</text:p>
      <text:p text:style-name="P22"><text:span text:style-name="T6"/></text:p>
      <text:p text:style-name="P22"><text:span text:style-name="T6">So instead of learning how to use the listview I’m just going to learn the recyclerview </text:span><text:span text:style-name="T17">component</text:span><text:span text:style-name="T6"> instead.</text:span></text:p>
      <text:p text:style-name="P22"><text:span text:style-name="T6"/></text:p>
      <text:p text:style-name="P24"><text:span text:style-name="T6">Spent the day reading documentation from </text:span><text:a xlink:type="simple" xlink:href="https://developer.android.com/develop/ui/views/layout/recyclerview#java" text:style-name="Internet_20_link" text:visited-style-name="Visited_20_Internet_20_Link"><text:span text:style-name="T6">here</text:span></text:a><text:span text:style-name="T6"> on how to implement a recyclerview. Apparently it’s more performant than a listview so it’s probably better I learnt it instead.</text:span></text:p>
      <text:p text:style-name="P24"><text:span text:style-name="T6"/></text:p>
      <text:p text:style-name="P30">Learned how to create a layout for a recyclerview viewholder and an adapter for how to apply it to an existing recyclerview.</text:p>
      <text:p text:style-name="P25"><text:span text:style-name="T6"/></text:p>
      <text:p text:style-name="P31">I still watched the video as it did have some good insights such as how you can store variables in .xml files in the res folder or how to work with images.</text:p>
      <text:p text:style-name="P23"><text:span text:style-name="T17"/></text:p>
      <text:p text:style-name="P32"><text:span text:style-name="T17">D</text:span><text:span text:style-name="T6">ecided to spend some more time reading the documentation on Android app fundamentals found </text:span><text:a xlink:type="simple" xlink:href="https://developer.android.com/guide/components/fundamentals" text:style-name="Internet_20_link" text:visited-style-name="Visited_20_Internet_20_Link"><text:span text:style-name="T6">here</text:span></text:a><text:span text:style-name="T6">.</text:span></text:p>
      <text:p text:style-name="P32"><text:span text:style-name="T6"/></text:p>
      <text:p text:style-name="P32"><text:span text:style-name="T6"/></text:p>
      <text:p text:style-name="P32"><text:span text:style-name="T6"/></text:p>
      <text:p text:style-name="P32"><text:span text:style-name="T6"/></text:p>
      <text:p text:style-name="P32"><text:span text:style-name="T6"/></text:p>
      <text:p text:style-name="P32"><text:span text:style-name="T6"/></text:p>
      <text:p text:style-name="P32"><text:span text:style-name="T6"/></text:p>
      <text:p text:style-name="P32"><text:span text:style-name="T6"/></text:p>
      <text:p text:style-name="P32"><text:span text:style-name="T6"/></text:p>
      <text:p text:style-name="P33"><text:soft-page-break/><text:span text:style-name="T6">30.11.2024</text:span></text:p>
      <text:p text:style-name="P33"><text:span text:style-name="T6"/></text:p>
      <text:p text:style-name="P33"><text:span text:style-name="T6">Today I started work on the actual project for the course. I decided to break development into two phases.</text:span></text:p>
      <text:p text:style-name="P33"><text:span text:style-name="T6"/></text:p>
      <text:p text:style-name="P33"><text:span text:style-name="T6">First I will implement a console application just using Java that’s capable of sending / reading emails. The idea is that I can make the networking code work first before implementing it in an Android environment.</text:span></text:p>
      <text:p text:style-name="P33"><text:span text:style-name="T6"/></text:p>
      <text:p text:style-name="P33"><text:span text:style-name="T6">The second phase will be building out the actual application in Android Studio. If I implement the first phase correctly most of the internal logic should already be in place, so it will be a case of using Android’s tools to </text:span><text:span text:style-name="T18">make the UI and display information in a pleasing way.</text:span></text:p>
      <text:p text:style-name="P33"><text:span text:style-name="T18"/></text:p>
      <text:p text:style-name="P34"><text:span text:style-name="T6">To start things off I need to have an email server my application can talk to. </text:span><text:span text:style-name="T19">After doing a bit of poking around the internet I landed on a combination of dovecot and postfix. Both of them are available on Linux which is my working desktop environment. I’ll need to make a guide on how to get an email server up and running on a local machine when I return this project.</text:span></text:p>
      <text:p text:style-name="P34"><text:span text:style-name="T19"/></text:p>
      <text:p text:style-name="P35"><text:span text:style-name="T19">T</text:span><text:span text:style-name="T6">he server will be running locally since I don’t want security to be a large concern. Once I start writing the actual code I’ll make proper specifications for it but it’s good to mention here that it won’t very good information security. The goal is to be able to read and implement RFC specifications for both SMTP and IMAP.</text:span></text:p>
      <text:p text:style-name="P34"><text:span text:style-name="T19"/></text:p>
      <text:p text:style-name="P35"><text:span text:style-name="T19">A</text:span><text:span text:style-name="T6">fter a lengthy session of tinkering and reading documentation I managed to install both dovecot and postfix and have them running locally on my machin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zh" style:country-asian="CN"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fo:font-size="12pt" fo:language="fi" fo:country="FI" style:font-size-asian="12pt" style:language-asian="en" style:country-asian="US" style:font-size-complex="12pt" fo:hyphenate="false" fo:hyphenation-remain-char-count="2" fo:hyphenation-push-char-count="2" loext:hyphenation-no-caps="tru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Leipäteksti_20_Char" style:class="text">
      <style:paragraph-properties fo:line-height="150%" fo:text-align="justify" style:justify-single-word="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fo:text-transform="uppercase"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default-outline-level="5" style:class="text">
      <style:paragraph-properties fo:line-height="150%" fo:text-align="center" style:justify-single-word="false" fo:keep-with-next="always"/>
      <style:text-properties fo:font-size="16pt" style:font-size-asian="16pt" style:font-size-complex="16pt"/>
    </style:style>
    <style:style style:name="Heading_20_6" style:display-name="Heading 6" style:family="paragraph" style:parent-style-name="Standard" style:next-style-name="Standard" style:default-outline-level="6" style:class="text">
      <style:paragraph-properties fo:line-height="150%" fo:text-align="center" style:justify-single-word="false" fo:keep-with-next="always"/>
      <style:text-properties fo:font-size="14pt" style:font-size-asian="14pt" style:font-size-complex="14pt"/>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Index_20_1" style:display-name="Index 1" style:family="paragraph" style:parent-style-name="Standard" style:next-style-name="Standard" style:auto-update="true" style:class="index">
      <style:paragraph-properties fo:margin-left="0.1665in" fo:text-indent="-0.1665in" style:auto-text-indent="false"/>
    </style:style>
    <style:style style:name="Index_20_2" style:display-name="Index 2" style:family="paragraph" style:parent-style-name="Standard" style:next-style-name="Standard" style:auto-update="true" style:class="index">
      <style:paragraph-properties fo:margin-left="0.3335in" fo:text-indent="-0.1665in" style:auto-text-indent="false"/>
    </style:style>
    <style:style style:name="Index_20_3" style:display-name="Index 3" style:family="paragraph" style:parent-style-name="Standard" style:next-style-name="Standard" style:auto-update="true" style:class="index">
      <style:paragraph-properties fo:margin-left="0.5in" fo:text-indent="-0.1665in" style:auto-text-indent="false"/>
    </style:style>
    <style:style style:name="index_20_4" style:display-name="index 4" style:family="paragraph" style:parent-style-name="Standard" style:next-style-name="Standard" style:auto-update="true">
      <style:paragraph-properties fo:margin-left="0.6665in" fo:text-indent="-0.1665in" style:auto-text-indent="false"/>
    </style:style>
    <style:style style:name="index_20_5" style:display-name="index 5" style:family="paragraph" style:parent-style-name="Standard" style:next-style-name="Standard" style:auto-update="true">
      <style:paragraph-properties fo:margin-left="0.8335in" fo:text-indent="-0.1665in" style:auto-text-indent="false"/>
    </style:style>
    <style:style style:name="index_20_6" style:display-name="index 6" style:family="paragraph" style:parent-style-name="Standard" style:next-style-name="Standard" style:auto-update="true">
      <style:paragraph-properties fo:margin-left="1in" fo:text-indent="-0.1665in" style:auto-text-indent="false"/>
    </style:style>
    <style:style style:name="index_20_7" style:display-name="index 7" style:family="paragraph" style:parent-style-name="Standard" style:next-style-name="Standard" style:auto-update="true">
      <style:paragraph-properties fo:margin-left="1.1665in" fo:text-indent="-0.1665in" style:auto-text-indent="false"/>
    </style:style>
    <style:style style:name="index_20_8" style:display-name="index 8" style:family="paragraph" style:parent-style-name="Standard" style:next-style-name="Standard" style:auto-update="true">
      <style:paragraph-properties fo:margin-left="1.3335in" fo:text-indent="-0.1665in" style:auto-text-indent="false"/>
    </style:style>
    <style:style style:name="index_20_9" style:display-name="index 9" style:family="paragraph" style:parent-style-name="Standard" style:next-style-name="Standard" style:auto-update="true">
      <style:paragraph-properties fo:margin-left="1.5in" fo:text-indent="-0.1665in" style:auto-text-indent="false"/>
    </style:style>
    <style:style style:name="Index_20_Heading" style:display-name="Index Heading" style:family="paragraph" style:parent-style-name="Standard" style:next-style-name="Index_20_1" style:class="index"/>
    <style:style style:name="Contents_20_1" style:display-name="Contents 1" style:family="paragraph" style:parent-style-name="Standard" style:next-style-name="Standard" style:auto-update="true" style:class="index">
      <style:paragraph-properties fo:margin-top="0.0835in" fo:margin-bottom="0.0835in" style:contextual-spacing="false" fo:line-height="150%">
        <style:tab-stops>
          <style:tab-stop style:position="0.3335in"/>
          <style:tab-stop style:position="6.1252in" style:type="right" style:leader-style="dotted" style:leader-text="."/>
        </style:tab-stops>
      </style:paragraph-properties>
      <style:text-properties fo:text-transform="uppercase"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Contents_20_2" style:display-name="Contents 2" style:family="paragraph" style:parent-style-name="Standard" style:next-style-name="Standard" style:auto-update="true" style:class="index">
      <style:paragraph-properties fo:margin-left="0.1654in" fo:line-height="150%">
        <style:tab-stops>
          <style:tab-stop style:position="0.6665in"/>
          <style:tab-stop style:position="6.1252in"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auto-update="true" style:class="index">
      <style:paragraph-properties fo:margin-left="0.3335in"/>
      <style:text-properties fo:font-style="italic" style:font-style-asian="italic" style:font-style-complex="italic"/>
    </style:style>
    <style:style style:name="Contents_20_4" style:display-name="Contents 4" style:family="paragraph" style:parent-style-name="Standard" style:next-style-name="Standard" style:auto-update="true" style:class="index">
      <style:paragraph-properties fo:margin-left="0.5in"/>
    </style:style>
    <style:style style:name="Contents_20_5" style:display-name="Contents 5" style:family="paragraph" style:parent-style-name="Standard" style:next-style-name="Standard" style:auto-update="true" style:class="index">
      <style:paragraph-properties fo:margin-left="0.6665in"/>
    </style:style>
    <style:style style:name="Contents_20_6" style:display-name="Contents 6" style:family="paragraph" style:parent-style-name="Standard" style:next-style-name="Standard" style:auto-update="true" style:class="index">
      <style:paragraph-properties fo:margin-left="0.8335in"/>
    </style:style>
    <style:style style:name="Contents_20_7" style:display-name="Contents 7" style:family="paragraph" style:parent-style-name="Standard" style:next-style-name="Standard" style:auto-update="true" style:class="index">
      <style:paragraph-properties fo:margin-left="1in"/>
    </style:style>
    <style:style style:name="Contents_20_8" style:display-name="Contents 8" style:family="paragraph" style:parent-style-name="Standard" style:next-style-name="Standard" style:auto-update="true" style:class="index">
      <style:paragraph-properties fo:margin-left="1.1665in"/>
    </style:style>
    <style:style style:name="Contents_20_9" style:display-name="Contents 9" style:family="paragraph" style:parent-style-name="Standard" style:next-style-name="Standard" style:auto-update="true" style:class="index">
      <style:paragraph-properties fo:margin-left="1.3335in"/>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3465in" style:type="center"/>
          <style:tab-stop style:position="6.6929in" style:type="right"/>
        </style:tab-stops>
      </style:paragraph-properties>
    </style:style>
    <style:style style:name="Title" style:family="paragraph" style:parent-style-name="Standard" style:class="chapter">
      <style:paragraph-properties fo:line-height="150%" fo:text-align="center" style:justify-single-word="fals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Plain_20_Text" style:display-name="Plain Text" style:family="paragraph" style:parent-style-name="Standard">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Oletus" style:family="paragraph">
      <style:paragraph-properties fo:margin-top="0in" fo:margin-bottom="0in" style:contextual-spacing="false" fo:line-height="150%" fo:text-align="start" style:justify-single-word="false" fo:orphans="0" fo:widows="0" style:writing-mode="lr-tb"/>
      <style:text-properties fo:font-size="12pt" fo:language="en" fo:country="US" style:font-size-asian="12pt" style:font-size-complex="12pt"/>
    </style:style>
    <style:style style:name="font5" style:family="paragraph" style:parent-style-name="Standard">
      <style:paragraph-properties fo:margin-top="0.1945in" fo:margin-bottom="0.1945in" style:contextual-spacing="false"/>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style:style>
    <style:style style:name="font6" style:family="paragraph" style:parent-style-name="Standard">
      <style:paragraph-properties fo:margin-top="0.1945in" fo:margin-bottom="0.1945in" style:contextual-spacing="false"/>
      <style:text-properties style:font-name="Arial" fo:font-family="Arial" style:font-family-generic="roman" style:font-pitch="variable" fo:font-size="7pt" style:font-size-asian="7pt" style:font-name-complex="Arial1" style:font-family-complex="Arial" style:font-family-generic-complex="system" style:font-pitch-complex="variable" style:font-size-complex="7pt"/>
    </style:style>
    <style:style style:name="xl24" style:family="paragraph" style:parent-style-name="Standard">
      <loext:graphic-properties draw:fill="solid" draw:fill-color="#ffffff"/>
      <style:paragraph-properties fo:margin-top="0.1945in" fo:margin-bottom="0.1945in" style:contextual-spacing="false" fo:text-align="center" style:justify-single-word="false" fo:background-color="#ffffff" fo:padding="0in" fo:border-left="0.51pt solid #000000" fo:border-right="none" fo:border-top="none" fo:border-bottom="none"/>
      <style:text-properties fo:color="#00000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5"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fo:color="#00000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6" style:family="paragraph" style:parent-style-name="Standard">
      <style:paragraph-properties fo:margin-top="0.1945in" fo:margin-bottom="0.1945in" style:contextual-spacing="false" fo:padding="0in" fo:border-left="0.51pt solid #000000" fo:border-right="none" fo:border-top="none" fo:border-bottom="none"/>
    </style:style>
    <style:style style:name="xl27" style:family="paragraph" style:parent-style-name="Standard">
      <style:paragraph-properties fo:margin-top="0.1945in" fo:margin-bottom="0.1945in" style:contextual-spacing="false" fo:padding="0in" fo:border-left="none" fo:border-right="0.51pt solid #000000" fo:border-top="none" fo:border-bottom="none" style:shadow="none"/>
    </style:style>
    <style:style style:name="xl28" style:family="paragraph" style:parent-style-name="Standard">
      <style:paragraph-properties fo:margin-top="0.1945in" fo:margin-bottom="0.1945in" style:contextual-spacing="false" fo:text-align="center" style:justify-single-word="false"/>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29" style:family="paragraph" style:parent-style-name="Standard">
      <loext:graphic-properties draw:fill="solid" draw:fill-color="#ffffff"/>
      <style:paragraph-properties fo:margin-top="0.1945in" fo:margin-bottom="0.1945in" style:contextual-spacing="false" fo:background-color="#ffffff" fo:padding="0in" fo:border-left="0.51pt solid #000000" fo:border-right="none" fo:border-top="none" fo:border-bottom="none"/>
    </style:style>
    <style:style style:name="xl30"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style:font-name="Symbol" fo:font-family="Symbol" style:font-family-generic="roman" style:font-pitch="variable" fo:font-weight="bold" style:font-weight-asian="bold" style:font-weight-complex="bold"/>
    </style:style>
    <style:style style:name="xl31" style:family="paragraph" style:parent-style-name="Standard">
      <loext:graphic-properties draw:fill="solid" draw:fill-color="#ffffff"/>
      <style:paragraph-properties fo:margin-top="0.1945in" fo:margin-bottom="0.1945in" style:contextual-spacing="false" fo:background-color="#ffffff"/>
    </style:style>
    <style:style style:name="xl32" style:family="paragraph" style:parent-style-name="Standard">
      <loext:graphic-properties draw:fill="solid" draw:fill-color="#ffffff"/>
      <style:paragraph-properties fo:margin-top="0.1945in" fo:margin-bottom="0.1945in" style:contextual-spacing="false" fo:text-align="center" style:justify-single-word="false" fo:background-color="#ffffff"/>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33" style:family="paragraph" style:parent-style-name="Standard">
      <loext:graphic-properties draw:fill="solid" draw:fill-color="#ffffff"/>
      <style:paragraph-properties fo:margin-top="0.1945in" fo:margin-bottom="0.1945in" style:contextual-spacing="false" fo:background-color="#ffffff" fo:padding="0in" fo:border-left="none" fo:border-right="0.51pt solid #000000" fo:border-top="none" fo:border-bottom="none" style:shadow="none"/>
    </style:style>
    <style:style style:name="xl34" style:family="paragraph" style:parent-style-name="Standard">
      <loext:graphic-properties draw:fill="solid" draw:fill-color="#333333"/>
      <style:paragraph-properties fo:margin-top="0.1945in" fo:margin-bottom="0.1945in" style:contextual-spacing="false" fo:text-align="center" style:justify-single-word="false" fo:background-color="#333333"/>
      <style:text-properties fo:color="#808080" loext:opacity="100%"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xl35" style:family="paragraph" style:parent-style-name="Standard">
      <loext:graphic-properties draw:fill="solid" draw:fill-color="#333333"/>
      <style:paragraph-properties fo:margin-top="0.1945in" fo:margin-bottom="0.1945in" style:contextual-spacing="false" fo:background-color="#333333" fo:padding="0in" fo:border-left="0.51pt solid #000000" fo:border-right="none" fo:border-top="none" fo:border-bottom="none"/>
      <style:text-properties fo:color="#808080" loext:opacity="100%" style:font-name="Arial" fo:font-family="Arial" style:font-family-generic="roman" style:font-pitch="variable" fo:font-size="1pt" style:font-size-asian="1pt" style:font-name-complex="Arial1" style:font-family-complex="Arial" style:font-family-generic-complex="system" style:font-pitch-complex="variable" style:font-size-complex="1pt"/>
    </style:style>
    <style:style style:name="xl36" style:family="paragraph" style:parent-style-name="Standard">
      <loext:graphic-properties draw:fill="solid" draw:fill-color="#333333"/>
      <style:paragraph-properties fo:margin-top="0.1945in" fo:margin-bottom="0.1945in" style:contextual-spacing="false" fo:background-color="#333333"/>
      <style:text-properties fo:color="#808080" loext:opacity="100%" style:font-name="Arial" fo:font-family="Arial" style:font-family-generic="roman" style:font-pitch="variable" fo:font-size="1pt" style:font-size-asian="1pt" style:font-name-complex="Arial1" style:font-family-complex="Arial" style:font-family-generic-complex="system" style:font-pitch-complex="variable" style:font-size-complex="1pt"/>
    </style:style>
    <style:style style:name="xl37" style:family="paragraph" style:parent-style-name="Standard">
      <loext:graphic-properties draw:fill="solid" draw:fill-color="#333333"/>
      <style:paragraph-properties fo:margin-top="0.1945in" fo:margin-bottom="0.1945in" style:contextual-spacing="false" fo:background-color="#333333" fo:padding="0in" fo:border-left="0.51pt solid #000000" fo:border-right="none" fo:border-top="none" fo:border-bottom="none"/>
    </style:style>
    <style:style style:name="xl38" style:family="paragraph" style:parent-style-name="Standard">
      <loext:graphic-properties draw:fill="solid" draw:fill-color="#333333"/>
      <style:paragraph-properties fo:margin-top="0.1945in" fo:margin-bottom="0.1945in" style:contextual-spacing="false" fo:background-color="#333333"/>
    </style:style>
    <style:style style:name="xl39" style:family="paragraph" style:parent-style-name="Standard">
      <loext:graphic-properties draw:fill="solid" draw:fill-color="#333333"/>
      <style:paragraph-properties fo:margin-top="0.1945in" fo:margin-bottom="0.1945in" style:contextual-spacing="false" fo:background-color="#333333" fo:padding="0in" fo:border-left="none" fo:border-right="0.51pt solid #000000" fo:border-top="none" fo:border-bottom="none" style:shadow="none"/>
    </style:style>
    <style:style style:name="Date" style:family="paragraph" style:parent-style-name="Standard" style:next-style-name="Standard"/>
    <style:style style:name="Style1" style:family="paragraph" style:parent-style-name="Heading_20_3" style:auto-update="true" style:default-outline-level="3" style:list-style-name="">
      <style:paragraph-properties fo:line-height="150%"/>
      <style:text-properties style:font-name="Arial" fo:font-family="Arial" style:font-family-generic="roman" style:font-pitch="variable"/>
    </style:style>
    <style:style style:name="Balloon_20_Text" style:display-name="Balloon Text" style:family="paragraph" style:parent-style-name="Standard" loext:linked-style-name="Seliteteksti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text-properties fo:color="#800080" loext:opacity="100%" style:text-underline-style="solid" style:text-underline-width="auto" style:text-underline-color="font-color"/>
    </style:style>
    <style:style style:name="Leipäteksti_20_Char" style:display-name="Leipäteksti Char" style:family="text">
      <style:text-properties fo:font-size="12pt" fo:language="fi" fo:country="FI" style:font-size-asian="12pt" style:language-asian="en" style:country-asian="US" style:font-size-complex="12pt" style:language-complex="ar" style:country-complex="SA"/>
    </style:style>
    <style:style style:name="Emphasis" style:family="text">
      <style:text-properties fo:font-style="italic" style:font-style-asian="italic" style:font-style-complex="italic"/>
    </style:style>
    <style:style style:name="Seliteteksti_20_Char" style:display-name="Seliteteksti Char" style:family="text" loext:linked-style-name="Balloon_20_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text:outline-style style:name="Outline">
      <text:outline-level-style text:level="1" text:style-name="ListLabel_20_19"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20" loext:num-list-format="%1%.%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21"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22" loext:num-list-format="%1%.%2%.%3%.%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ListLabel_20_23"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ListLabel_20_24"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ListLabel_20_25"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ListLabel_20_26"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ListLabel_20_27"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1" text:start-value="30">
        <style:list-level-properties text:list-level-position-and-space-mode="label-alignment">
          <style:list-level-label-alignment text:label-followed-by="listtab" text:list-tab-stop-position="0.4583in" fo:text-indent="-0.3335in" fo:margin-left="0.4583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text:start-value="30">
        <style:list-level-properties text:list-level-position-and-space-mode="label-alignment">
          <style:list-level-label-alignment text:label-followed-by="listtab" text:list-tab-stop-position="0.4583in" fo:text-indent="-0.3335in" fo:margin-left="0.4583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1" text:start-value="105">
        <style:list-level-properties text:list-level-position-and-space-mode="label-alignment">
          <style:list-level-label-alignment text:label-followed-by="listtab" text:list-tab-stop-position="0.6563in" fo:text-indent="-0.4063in" fo:margin-left="0.6563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teema">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in" fo:margin-bottom="0.5in" fo:margin-left="1.3783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811in" fo:margin-left="0in" fo:margin-right="0in" fo:margin-bottom="0.6417in" style:dynamic-spacing="true"/>
      </style:header-style>
      <style:footer-style>
        <style:header-footer-properties fo:min-height="0.6811in" fo:margin-left="0in" fo:margin-right="0in" fo:margin-top="0.6417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loext:marker-style-name="MT1"/>
        <text:p text:style-nam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innäytetyö ohjeet</dc:title>
    <meta:initial-creator>Ari H.</meta:initial-creator>
    <meta:editing-cycles>23</meta:editing-cycles>
    <meta:print-date>2013-10-11T10:39:00</meta:print-date>
    <meta:creation-date>2018-09-18T16:26:00</meta:creation-date>
    <dc:date>2024-11-30T15:05:13.633885983</dc:date>
    <meta:editing-duration>PT7H5M44S</meta:editing-duration>
    <meta:generator>LibreOffice/24.2.6.2$Linux_X86_64 LibreOffice_project/420$Build-2</meta:generator>
    <meta:document-statistic meta:table-count="0" meta:image-count="0" meta:object-count="0" meta:page-count="5" meta:paragraph-count="41" meta:word-count="979" meta:character-count="5515" meta:non-whitespace-character-count="4574"/>
    <meta:user-defined meta:name="AppVersion">16.0000</meta:user-defined>
    <meta:user-defined meta:name="Company">LUT</meta:user-defined>
    <meta:user-defined meta:name="_AdHocReviewCycleID" meta:value-type="float">-1221187705</meta:user-defined>
    <meta:user-defined meta:name="_AuthorEmail">jussi.saari@lut.fi</meta:user-defined>
    <meta:user-defined meta:name="_AuthorEmailDisplayName" meta:value-type="string">Jussi Saari</meta:user-defined>
    <meta:user-defined meta:name="_EmailSubject" meta:value-type="string">Tietojenk.tekniikan seminaarin korjattu versio</meta:user-defined>
    <meta:user-defined meta:name="_ReviewingToolsShownOnce" meta:value-type="string"/>
    <meta:template xlink:type="simple" xlink:actuate="onRequest" xlink:title="Normal" xlink:href=""/>
  </office:meta>
</office:document-meta>
</file>